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7">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style:style>
    <style:style style:name="P43" style:family="paragraph" style:parent-style-name="Standard" style:list-style-name="WWNum2">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5" style:family="paragraph" style:parent-style-name="Heading_20_1" style:list-style-name="WWNum9"/>
    <style:style style:name="P46" style:family="paragraph" style:parent-style-name="Heading_20_1" style:list-style-name="WWNum9">
      <style:paragraph-properties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Sistemes de gestió empresarial</text:span><text:span text:style-name="T2"><text:line-break/></text:span><text:span text:style-name="T3">UD 05. (Presencial) Activitats a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tzat octubre 2021</text:span></text:p>
      <text:p text:style-name="P5"><text:span text:style-name="T6">Llicència</text:span></text:p>
      <text:p text:style-name="P7"/>
      <text:p text:style-name="P6"><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l llarg d'aquest tema s'utilitzaran diferents símbols per distingir elements importants dins del contingut. Aquests símbols són:</text:p>
      <text:p text:style-name="P8"/>
      <text:p text:style-name="P10"><text:span text:style-name="T10"><text:s/>📖 </text:span><text:span text:style-name="T11">Important</text:span></text:p>
      <text:p text:style-name="P11"><text:soft-page-break/></text:p>
      <text:p text:style-name="P10"><text:span text:style-name="T12"><text:s/>❕</text:span><text:span text:style-name="T13"> </text:span><text:span text:style-name="T11">Atenció</text:span></text:p>
      <text:p text:style-name="P11"/>
      <text:p text:style-name="P10"><text:span text:style-name="T10"><text:s/>💬</text:span> <text:span text:style-name="T11">Interessant</text:span></text:p>
      <text:p text:style-name="P12"><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ata d’entrega</text:span></text:a><text:span text:style-name="T18"><text:tab/>3</text:span></text:p>
          <text:p text:style-name="P14"><text:a xlink:type="simple" xlink:href="#_9maybllx2a09" text:style-name="Index_20_Link" text:visited-style-name="Index_20_Link"><text:span text:style-name="T18">Observacions prèvies a la realització de la tasca avaluables</text:span></text:a><text:span text:style-name="T18"><text:tab/>3</text:span></text:p>
          <text:p text:style-name="P14"><text:a xlink:type="simple" xlink:href="#_2itjvswydgw7" text:style-name="Index_20_Link" text:visited-style-name="Index_20_Link"><text:span text:style-name="T9">Demostració d’autoria dels exercicis i castic per </text:span></text:a><text:span text:style-name="T9">còpia<text:tab/>3</text:span></text:p>
          <text:p text:style-name="P14"><text:a xlink:type="simple" xlink:href="#_42r7h17vh8ep" text:style-name="Index_20_Link" text:visited-style-name="Index_20_Link"><text:span text:style-name="T18">Entrevista tècnica</text:span></text:a><text:span text:style-name="T18"><text:tab/>4</text:span></text:p>
          <text:p text:style-name="P14"><text:a xlink:type="simple" xlink:href="#_viyy9irjbnvt" text:style-name="Index_20_Link" text:visited-style-name="Index_20_Link"><text:span text:style-name="T18">Pregunta entrevista 01</text:span></text:a><text:span text:style-name="T18"><text:tab/>4</text:span></text:p>
          <text:p text:style-name="P14"><text:a xlink:type="simple" xlink:href="#_xbrdpa8blftx" text:style-name="Index_20_Link" text:visited-style-name="Index_20_Link"><text:span text:style-name="T18">Pregunta entrevista 02</text:span></text:a><text:span text:style-name="T18"><text:tab/>4</text:span></text:p>
          <text:p text:style-name="P14"><text:a xlink:type="simple" xlink:href="#_dcq81jwpzeij" text:style-name="Index_20_Link" text:visited-style-name="Index_20_Link"><text:span text:style-name="T18">Pregunta entrevista 03</text:span></text:a><text:span text:style-name="T18"><text:tab/>4</text:span></text:p>
          <text:p text:style-name="P14"><text:a xlink:type="simple" xlink:href="#_3btsu7pryu3b" text:style-name="Index_20_Link" text:visited-style-name="Index_20_Link"><text:span text:style-name="T18">Pregunta entrevista 04</text:span></text:a><text:span text:style-name="T18"><text:tab/>5</text:span></text:p>
          <text:p text:style-name="P14"><text:a xlink:type="simple" xlink:href="#_ormqpvxdzzrw" text:style-name="Index_20_Link" text:visited-style-name="Index_20_Link"><text:span text:style-name="T18">Pregunta entrevista 05</text:span></text:a><text:span text:style-name="T18"><text:tab/>5</text:span></text:p>
          <text:p text:style-name="P14"><text:a xlink:type="simple" xlink:href="#_xu2a7tguu7bo" text:style-name="Index_20_Link" text:visited-style-name="Index_20_Link"><text:span text:style-name="T18">Pregunta entrevista 06</text:span></text:a><text:span text:style-name="T18"><text:tab/>5</text:span></text:p>
          <text:p text:style-name="P14"><text:a xlink:type="simple" xlink:href="#_hwnh5hv2rboo" text:style-name="Index_20_Link" text:visited-style-name="Index_20_Link"><text:span text:style-name="T18">Pregunta entrevista 07</text:span></text:a><text:span text:style-name="T18"><text:tab/>5</text:span></text:p>
          <text:p text:style-name="P14"><text:a xlink:type="simple" xlink:href="#_ee7ha6i6dtf3" text:style-name="Index_20_Link" text:visited-style-name="Index_20_Link"><text:span text:style-name="T18">Pregunta entrevista 08</text:span></text:a><text:span text:style-name="T18"><text:tab/>5</text:span></text:p>
          <text:p text:style-name="P14"><text:a xlink:type="simple" xlink:href="#_cc1fbbb1oud9" text:style-name="Index_20_Link" text:visited-style-name="Index_20_Link"><text:span text:style-name="T18">Pregunta entrevista 09</text:span></text:a><text:span text:style-name="T18"><text:tab/>6</text:span></text:p>
          <text:p text:style-name="P14"><text:a xlink:type="simple" xlink:href="#_vw8rw3phwpgn" text:style-name="Index_20_Link" text:visited-style-name="Index_20_Link"><text:span text:style-name="T18">Pregunta entrevista 10</text:span></text:a><text:span text:style-name="T18"><text:tab/>6</text:span></text:p>
          <text:p text:style-name="P14"><text:a xlink:type="simple" xlink:href="#_8l72fx451459" text:style-name="Index_20_Link" text:visited-style-name="Index_20_Link"><text:span text:style-name="T18">Pregunta entrevista 11</text:span></text:a><text:span text:style-name="T18"><text:tab/>7</text:span></text:p>
          <text:p text:style-name="P14"><text:a xlink:type="simple" xlink:href="#_e118bn52s19y" text:style-name="Index_20_Link" text:visited-style-name="Index_20_Link"><text:span text:style-name="T18">Pregunta entrevista 12</text:span></text:a><text:span text:style-name="T18"><text:tab/>7</text:span></text:p>
          <text:p text:style-name="P14"><text:soft-page-break/><text:a xlink:type="simple" xlink:href="#_uagkr6qiqv6g" text:style-name="Index_20_Link" text:visited-style-name="Index_20_Link"><text:span text:style-name="T18">Pregunta entrevista 13</text:span></text:a><text:span text:style-name="T18"><text:tab/>7</text:span></text:p>
          <text:p text:style-name="P14"><text:a xlink:type="simple" xlink:href="#_za5gxeh5rekm" text:style-name="Index_20_Link" text:visited-style-name="Index_20_Link"><text:span text:style-name="T18">Pregunta entrevista 14</text:span></text:a><text:span text:style-name="T18"><text:tab/>8</text:span></text:p>
          <text:p text:style-name="P15"><text:a xlink:type="simple" xlink:href="#_1njrcxtecf6g" text:style-name="Index_20_Link" text:visited-style-name="Index_20_Link"><text:span text:style-name="T18">Pregunta entrevista 15</text:span></text:a><text:span text:style-name="T18"><text:tab/>8</text:span></text:p>
        </text:index-body>
      </text:table-of-content>
      <text:p text:style-name="P16"/>
      <text:p text:style-name="P17"><text:span text:style-name="T15">UD05. Activitats avaluables (Presencial)</text:span></text:p>
      <text:list xml:id="list3174356181" text:style-name="WWNum9">
        <text:list-item>
          <text:p text:style-name="P46"><text:bookmark text:name="_dbh0n1vac4c8"/>Data d’entrega</text:p>
        </text:list-item>
      </text:list>
      <text:p text:style-name="Standard"><text:span text:style-name="T11">Data límit d'entrega: </text:span><text:span text:style-name="T20">Dilluns 22 de novembre a les 14:00.</text:span></text:p>
      <text:p text:style-name="Standard">L’activitat serà avaluada quan haja passat la data límit d’entrega.</text:p>
      <text:p text:style-name="P22"><text:span text:style-name="T12"><text:s/>❕</text:span><text:span text:style-name="T13"> </text:span><text:span text:style-name="T11">Atenció: </text:span>la data d’entrega no és prorrogable. Si no entregues en temps, la qualificació serà 0.</text:p>
      <text:list xml:id="list15654459500767" text:continue-numbering="true" text:style-name="WWNum9">
        <text:list-item>
          <text:p text:style-name="P46"><text:bookmark text:name="_9maybllx2a09"/>Observacions prèvies a la realització de la tasca avaluables</text:p>
        </text:list-item>
      </text:list>
      <text:list xml:id="list2115641918" text:style-name="WWNum5">
        <text:list-item>
          <text:p text:style-name="P23">Per a lliurar les imatges dels contenidors, has d’utilitzar el repositori de “Docker Hub”.</text:p>
          <text:list>
            <text:list-item>
              <text:p text:style-name="P42">Les imatges dels contenidors han de ser privades.</text:p>
            </text:list-item>
          </text:list>
        </text:list-item>
        <text:list-item>
          <text:p text:style-name="P30">Has d’utilitzar el repositori Github creat per lliurar treballs del mòdul. Recordeu que el repositori de Github:</text:p>
          <text:list>
            <text:list-item>
              <text:p text:style-name="P42">És un lloc de treball. Es valorarà si s’ha utilitzat correctament (pujant versions i no actuant únicament com un lloc on lliurar la tasca).</text:p>
            </text:list-item>
            <text:list-item>
              <text:p text:style-name="P42">És molt important que el repositori siga privat, per tal d’evitar una hipotètica còpia d’altres alumnes.</text:p>
            </text:list-item>
            <text:list-item>
              <text:p text:style-name="P42">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42">El repositori és un portfolio i no "un lloc on entregar la pràctica". Faciliteu la lectura pujant el document en PDF mínim (a més, podeu pujar en ODT, DOCX, etc.). No fiqueu el document en un ".zip" o ".rar".</text:p>
            </text:list-item>
          </text:list>
        </text:list-item>
        <text:list-item>
          <text:p text:style-name="P30">Quan s’entreguen documents, aquests han de tindre una bona presentació. Encara que siga xicotet, ha de tindre portada, índex, capçalera, peu de pàgina (amb nombre de pàgina), a més de ser coherent en estil.</text:p>
        </text:list-item>
        <text:list-item>
          <text:p text:style-name="P30">Quan s’entregue fitxers amb codi han d’estar correctament formatats i abundantment comentats. </text:p>
          <text:list>
            <text:list-item>
              <text:p text:style-name="P42"><text:span text:style-name="T20">Nota</text:span><text:span text:style-name="T19">: podeu fer els comentaris dels programes a la llengua que vulgueu.</text:span></text:p>
            </text:list-item>
          </text:list>
        </text:list-item>
      </text:list>
      <text:list xml:id="list762110454" text:style-name="WWNum3">
        <text:list-item>
          <text:p text:style-name="P35">Les parts de redactat de l’activitat han de fer-se en valencià. No serem molt estrictes en gramàtica i ortografia, però almenys heu d’intentar fer-ho bé.</text:p>
        </text:list-item>
      </text:list>
      <text:p text:style-name="Standard"><text:soft-page-break/></text:p>
      <text:p text:style-name="P22"><text:span text:style-name="T12"><text:s/>❕</text:span><text:span text:style-name="T13"> </text:span><text:span text:style-name="T11">Atenció: </text:span>no complir aquestes consideracions pot reduir la nota fins a 3 punts.</text:p>
      <text:list xml:id="list15652754586432" text:continue-list="list15654459500767" text:style-name="WWNum9">
        <text:list-item>
          <text:p text:style-name="P45"><text:bookmark text:name="_2itjvswydgw7"/>Demostració d’autoria dels exercicis i castic per co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Si l’alumnat no pot fer aquesta defensa i aquestes modificacions, es considerarà que ha copiat l’exercici. <text:span text:style-name="T22">La còpia es castiga amb el suspens del mòdul complet.</text:span></text:p>
      <text:p text:style-name="P1"/>
      <text:list xml:id="list15653870544474" text:continue-numbering="true" text:style-name="WWNum9">
        <text:list-item>
          <text:p text:style-name="P46"><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2"><text:span text:style-name="T12"><text:s/>❕</text:span><text:span text:style-name="T13"> </text:span><text:span text:style-name="T11">Atenció: </text:span>en aquesta activitat no volem acabar exercicis. Volem demostrar que sabem Python 3. Per aquest motiu <text:span text:style-name="T23">t</text:span><text:span text:style-name="T22">ot exercici sense abundants comentaris, serà qualificat amb un 0.</text:span> </text:p>
      <text:p text:style-name="P22"><text:span text:style-name="T22">Els comentaris podran fer-se en valencià, castellà o anglés.</text:span></text:p>
      <text:p text:style-name="Standard"/>
      <text:list xml:id="list15652634449178" text:continue-numbering="true" text:style-name="WWNum9">
        <text:list-item>
          <text:list>
            <text:list-item>
              <text:p text:style-name="P46"><text:bookmark text:name="_viyy9irjbnvt"/>Pregunta entrevista 01</text:p>
            </text:list-item>
          </text:list>
        </text:list-item>
      </text:list>
      <text:p text:style-name="P11">Prepara amb un exemple on expliques com fer en Python 3:</text:p>
      <text:list xml:id="list1984482650" text:style-name="WWNum4">
        <text:list-item>
          <text:p text:style-name="P29">Clonar una llista.</text:p>
          <text:list>
            <text:list-item>
              <text:p text:style-name="P44">¿Quina és la diferència en Python entre “shallow copy” i “deep copy”?</text:p>
            </text:list-item>
          </text:list>
        </text:list-item>
        <text:list-item>
          <text:p text:style-name="P34">Afegir un element a una llista.</text:p>
        </text:list-item>
        <text:list-item>
          <text:p text:style-name="P34">Llevar un element a una llista.</text:p>
        </text:list-item>
        <text:list-item>
          <text:p text:style-name="P34">Crear una nova llista amb els 4 últims elements d’una llista.</text:p>
        </text:list-item>
        <text:list-item>
          <text:p text:style-name="P34"><text:soft-page-break/>Convertir les paraules <text:s/>d’una cadena (separades per espai) a una llista.</text:p>
        </text:list-item>
        <text:list-item>
          <text:p text:style-name="P34">Comentaris amb una línia.</text:p>
        </text:list-item>
        <text:list-item>
          <text:p text:style-name="P41">Comentaris multilínia.</text:p>
        </text:list-item>
      </text:list>
      <text:list xml:id="list15652851096047" text:continue-list="list15652634449178" text:style-name="WWNum9">
        <text:list-item>
          <text:list>
            <text:list-item>
              <text:p text:style-name="P45"><text:bookmark text:name="_xbrdpa8blftx"/>Pregunta entrevista 02</text:p>
            </text:list-item>
          </text:list>
        </text:list-item>
      </text:list>
      <text:p text:style-name="Standard">En Python 3 els tipus simples es passen per valor i els compostos per referència.</text:p>
      <text:p text:style-name="Standard">Crea un exemple amb 3 funcions que:</text:p>
      <text:list xml:id="list2037886196" text:style-name="WWNum1">
        <text:list-item>
          <text:p text:style-name="P24">Reva 2 números i torne la suma.</text:p>
        </text:list-item>
        <text:list-item>
          <text:p text:style-name="P31">Reva una llista i modifique eixa mateixa llista (referència) doblant els valors de tots els elements. No ha de retornar res.</text:p>
        </text:list-item>
        <text:list-item>
          <text:p text:style-name="P36">Reva una llista i torne una còpia de la llista mateixa llista (referència) doblant els valors de tots els elements. La llista original no hi ha de modificar-se.</text:p>
        </text:list-item>
      </text:list>
      <text:list xml:id="list15654029541292" text:continue-list="list15652851096047" text:style-name="WWNum9">
        <text:list-item>
          <text:list>
            <text:list-item>
              <text:p text:style-name="P45"><text:bookmark text:name="_dcq81jwpzeij"/>Pregunta entrevista 03</text:p>
            </text:list-item>
          </text:list>
        </text:list-item>
      </text:list>
      <text:p text:style-name="Standard">Partint d’un context on volem emmagatzemar un usuari i la seua contrasenya. <text:s/>Fes un exemple que explica com es faria:</text:p>
      <text:list xml:id="list2016585894" text:style-name="WWNum6">
        <text:list-item>
          <text:p text:style-name="P25">Utilitzant una llista. </text:p>
        </text:list-item>
        <text:list-item>
          <text:p text:style-name="P37">Utilitzant un diccionari. </text:p>
        </text:list-item>
      </text:list>
      <text:p text:style-name="Standard">En omplir-se, les contrasenyes han de passar-se a un format Hash (per exemple SHA <text:a xlink:type="simple" xlink:href="https://recursospython.com/guias-y-manuales/hashlib-md5-sha/" text:style-name="ListLabel_20_73" text:visited-style-name="ListLabel_20_73"><text:span text:style-name="T25">https://recursospython.com/guias-y-manuales/hashlib-md5-sha/</text:span></text:a> ). L’exemple ha d’omplir la llista amb 5 usuaris/contrasenya i fer dues consultes.</text:p>
      <text:list xml:id="list15652664807789" text:continue-list="list15654029541292" text:style-name="WWNum9">
        <text:list-item>
          <text:list>
            <text:list-item>
              <text:p text:style-name="P45"><text:bookmark text:name="_3btsu7pryu3b"/>Pregunta entrevista 04</text:p>
            </text:list-item>
          </text:list>
        </text:list-item>
      </text:list>
      <text:p text:style-name="Standard">Explica amb exemples com funcionen els operadors “is”, “not”, “in” en Python 3.</text:p>
      <text:list xml:id="list15654154247208" text:continue-numbering="true" text:style-name="WWNum9">
        <text:list-item>
          <text:list>
            <text:list-item>
              <text:p text:style-name="P45"><text:bookmark text:name="_ormqpvxdzzrw"/>Pregunta entrevista 05</text:p>
            </text:list-item>
          </text:list>
        </text:list-item>
      </text:list>
      <text:p text:style-name="Standard">Posa un exemple de com passar diversos paràmetres des de consola a un programa Python 3.</text:p>
      <text:list xml:id="list15652788281436" text:continue-numbering="true" text:style-name="WWNum9">
        <text:list-item>
          <text:list>
            <text:list-item>
              <text:p text:style-name="P45"><text:bookmark text:name="_xu2a7tguu7bo"/>Pregunta entrevista 06</text:p>
            </text:list-item>
          </text:list>
        </text:list-item>
      </text:list>
      <text:p text:style-name="Standard">Crea un llistat en el qual cada element d’eixa llista siga una llista amb dos valors: mida i pes.</text:p>
      <text:p text:style-name="Standard">Utilitzant <text:a xlink:type="simple" xlink:href="https://docs.python.org/3/howto/sorting.html" text:style-name="ListLabel_20_73" text:visited-style-name="ListLabel_20_73"><text:span text:style-name="T25">https://docs.python.org/3/howto/sorting.html</text:span></text:a> i las “key functions”, fer que aquesta llista s’ordene per major altura i en cas d’igualtat, per menor pes.</text:p>
      <text:p text:style-name="Standard"><text:soft-page-break/></text:p>
      <text:p text:style-name="Standard">Explica en comentaris que és realment la “key function”. Pista: en l’ajuda diuen </text:p>
      <text:p text:style-name="Standard"><text:span text:style-name="T24">“The value of the key parameter should be a function (or other callable) that takes a single argument and returns a key to use for sorting purposes. This technique is fast because the key function is called exactly once for each input record.”.</text:span></text:p>
      <text:p text:style-name="Standard"/>
      <text:list xml:id="list15654312999314" text:continue-numbering="true" text:style-name="WWNum9">
        <text:list-item>
          <text:list>
            <text:list-item>
              <text:p text:style-name="P45"><text:bookmark text:name="_hwnh5hv2rboo"/>Pregunta entrevista 07</text:p>
            </text:list-item>
          </text:list>
        </text:list-item>
      </text:list>
      <text:p text:style-name="Standard">Defineix la classe Car en Python 3. La classe tindrà com atributs “matrícula” (numèrica) i “color”. Crea un mètode imprimir, i a més dos mètodes que vulgues.</text:p>
      <text:p text:style-name="Standard">En segon lloc, fes que el programa demane un número “n” per teclat i es creen “n” instàncies de la classe, on cada instància:</text:p>
      <text:list xml:id="list1372977352" text:style-name="WWNum7">
        <text:list-item>
          <text:p text:style-name="P26">Cada “matricula” tindrà un número consecutiu des d’1 fins a “n”.</text:p>
        </text:list-item>
        <text:list-item>
          <text:p text:style-name="P38">El “color” serà per a cada instància un color aleatori obtingut d’aquest llistat [“red”, “white”, “black”, “pink”, “blue”]</text:p>
        </text:list-item>
      </text:list>
      <text:p text:style-name="Standard"/>
      <text:p text:style-name="Standard">Finalment, el programa haurà d’imprimir els valors de les 10 primeres instàncies. En cas que “n” siga menor que 10, només imprimirà “n” instàncies.</text:p>
      <text:list xml:id="list15653648476486" text:continue-list="list15654312999314" text:style-name="WWNum9">
        <text:list-item>
          <text:list>
            <text:list-item>
              <text:p text:style-name="P45"><text:bookmark text:name="_ee7ha6i6dtf3"/>Pregunta entrevista 08</text:p>
            </text:list-item>
          </text:list>
        </text:list-item>
      </text:list>
      <text:p text:style-name="Standard">Explica i posa un exemple senzill d’una funció lambda en Python 3.</text:p>
      <text:p text:style-name="Standard">Després, posa un exemple que utilitze les funcions de Python:</text:p>
      <text:list xml:id="list1788700110" text:style-name="WWNum2">
        <text:list-item>
          <text:p text:style-name="P27">Utilitzant “map()” (i “list()” com recolzament per convertir a llista). Heu de llegir de teclat una cadena de text formada per números separats amb espai.</text:p>
          <text:list>
            <text:list-item>
              <text:p text:style-name="P43">Si la cadena conté caràcters alfabètics, haurà de llançar una excepció.</text:p>
            </text:list-item>
          </text:list>
        </text:list-item>
        <text:list-item>
          <text:p text:style-name="P32">Utilitzant “filter()”, elimina de la cadena anterior els números menors que 10.</text:p>
        </text:list-item>
        <text:list-item>
          <text:p text:style-name="P39">Amb la cadena resultant i utilitzant “reduce()”, retorna la suma dels elements de la llista. </text:p>
        </text:list-item>
      </text:list>
      <text:p text:style-name="Standard"/>
      <text:p text:style-name="Standard"/>
      <text:p text:style-name="Standard"/>
      <text:list xml:id="list15654191069414" text:continue-list="list15653648476486" text:style-name="WWNum9">
        <text:list-item>
          <text:list>
            <text:list-item>
              <text:p text:style-name="P45"><text:bookmark text:name="_cc1fbbb1oud9"/><text:soft-page-break/>Pregunta entrevista 09</text:p>
            </text:list-item>
          </text:list>
        </text:list-item>
      </text:list>
      <text:p text:style-name="Standard">Realitza un programa que rebrà per paràmetres de consola dos noms: <text:s/>el del fitxer d’entrada i el del fitxer d’eixida.</text:p>
      <text:p text:style-name="Standard">El programa implementarà dues funcions: “esPalindromo” i “esPrimo”.</text:p>
      <text:p text:style-name="Standard">El programa ha de llegir el fitxer d’entrada. Aquest fitxer conte un número per línia (no s’especifica quantes línies, ha de funcionar per qualsevol número).</text:p>
      <text:p text:style-name="Standard">El nostre programa ha d’imprimir en el fitxer d’eixida dues línies i després un llistat amb un número per línia: </text:p>
      <text:list xml:id="list163073207" text:style-name="WWNum8">
        <text:list-item>
          <text:p text:style-name="P28">La primera línia ha de dir <text:s/>quants números eren “palíndroms” (capicua)</text:p>
        </text:list-item>
        <text:list-item>
          <text:p text:style-name="P33">Una altra línia dient quants eren “cosins”.</text:p>
        </text:list-item>
        <text:list-item>
          <text:p text:style-name="P40">Finalment, “n” línies indicant quins “n” números eren al mateix temps cosins i palíndroms.</text:p>
        </text:list-item>
      </text:list>
      <text:p text:style-name="Standard"/>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15</text:p>
      <text:p text:style-name="Standard">22</text:p>
      <text:p text:style-name="Standard"><text:span text:style-name="T11">Fitxer “exempleEixida.txt”</text:span></text:p>
      <text:p text:style-name="Standard">Hi han 4 números palíndroms.</text:p>
      <text:p text:style-name="Standard">Hi han 3 números cosins.</text:p>
      <text:p text:style-name="Standard"><text:soft-page-break/>5</text:p>
      <text:p text:style-name="Standard">7</text:p>
      <text:p text:style-name="Standard">11</text:p>
      <text:p text:style-name="Standard">A més, per tal de tindre aquest programa en un executable i poder distribuir-ho haurem d’empacar el programa en un executable utilitzant la biblioteca <text:a xlink:type="simple" xlink:href="https://www.pyinstaller.org/" text:style-name="ListLabel_20_73" text:visited-style-name="ListLabel_20_73"><text:span text:style-name="T25">https://www.pyinstaller.org/</text:span></text:a>.</text:p>
      <text:list xml:id="list15654470686856" text:continue-list="list15654191069414" text:style-name="WWNum9">
        <text:list-item>
          <text:list>
            <text:list-item>
              <text:p text:style-name="P45"><text:bookmark text:name="_vw8rw3phwpgn"/>Pregunta entrevista 10</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73" text:visited-style-name="ListLabel_20_73"><text:span text:style-name="T25">https://www.pyinstaller.org/</text:span></text:a>.</text:p>
      <text:p text:style-name="Standard"/>
      <text:list xml:id="list15654414510597" text:continue-numbering="true" text:style-name="WWNum9">
        <text:list-item>
          <text:list>
            <text:list-item>
              <text:p text:style-name="P45"><text:bookmark text:name="_8l72fx451459"/>Pregunta entrevista 11</text:p>
            </text:list-item>
          </text:list>
        </text:list-item>
      </text:list>
      <text:p text:style-name="Standard">Utilitzant la biblioteca <text:a xlink:type="simple" xlink:href="https://pypi.org/project/python-barcode/" text:style-name="ListLabel_20_73" text:visited-style-name="ListLabel_20_73"><text:span text:style-name="T25">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list xml:id="list15654210510285" text:continue-numbering="true" text:style-name="WWNum9">
        <text:list-item>
          <text:list>
            <text:list-item>
              <text:p text:style-name="P45"><text:bookmark text:name="_e118bn52s19y"/>Pregunta entrevista 12</text:p>
            </text:list-item>
          </text:list>
        </text:list-item>
      </text:list>
      <text:p text:style-name="Standard">Complementant la pregunta anterior i utilitzant com a base el següent exemple de codi <text:a xlink:type="simple" xlink:href="https://www.geeksforgeeks.org/how-to-make-a-barcode-reader-in-python/" text:style-name="ListLabel_20_73" text:visited-style-name="ListLabel_20_73"><text:span text:style-name="T25">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text:soft-page-break/></text:p>
      <text:list xml:id="list15653092684234" text:continue-numbering="true" text:style-name="WWNum9">
        <text:list-item>
          <text:list>
            <text:list-item>
              <text:p text:style-name="P45"><text:bookmark text:name="_uagkr6qiqv6g"/>Pregunta entrevista 13</text:p>
            </text:list-item>
          </text:list>
        </text:list-item>
      </text:list>
      <text:p text:style-name="Standard">Crea un programa que tinga una interfície gràfica” senzilla usant <text:s/>“Kivy”, un entorn multiplataforma per Python <text:a xlink:type="simple" xlink:href="https://kivy.org" text:style-name="ListLabel_20_73" text:visited-style-name="ListLabel_20_73"><text:span text:style-name="T25">https://kivy.org</text:span></text:a>.</text:p>
      <text:p text:style-name="Standard">Aquest programa, en arrancar, carregara un fitxer (“users.csv”) que per cada línia tindrà un usuari tindrà el següent format:</text:p>
      <text:p text:style-name="Standard">“user”:”passwordinSHA”</text:p>
      <text:p text:style-name="Standard"/>
      <text:p text:style-name="Standard">La interfície gràfica que tindrà dos camps de text, “usuari” i “contrasenya” (en text pla, però oculta en teclejar) i un botó “comprovar”.</text:p>
      <text:p text:style-name="Standard">Si l’usuari existeix i la contrasenya és correcta, mostrarà un missatge de “OK”. En cas contrari, un missatge “ERROR”.</text:p>
      <text:p text:style-name="Standard"/>
      <text:p text:style-name="Standard">NOTA: recorda, per comprovar si una contrasenya en SHA és correcta, aprofitant les propietats de les funcions “hash” <text:a xlink:type="simple" xlink:href="https://es.wikipedia.org/wiki/Funci%C3%B3n_hash" text:style-name="ListLabel_20_73" text:visited-style-name="ListLabel_20_73"><text:span text:style-name="T25">https://es.wikipedia.org/wiki/Funci%C3%B3n_hash</text:span></text:a> el que has de fer és obtenir el “hash” de la contrasenya en text pla i comparar eixe “hash” obtingut amb el “hash” emmagatzemar. Si són iguals, la contrasenya és correcta.</text:p>
      <text:p text:style-name="Standard"/>
      <text:p text:style-name="Standard"/>
      <text:p text:style-name="Standard"/>
      <text:p text:style-name="Standard"/>
      <text:p text:style-name="Standard"/>
      <text:p text:style-name="Standard"/>
      <text:list xml:id="list15652755735017" text:continue-numbering="true" text:style-name="WWNum9">
        <text:list-item>
          <text:list>
            <text:list-item>
              <text:p text:style-name="P45"><text:bookmark text:name="_za5gxeh5rekm"/>Pregunta entrevista 14</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73" text:visited-style-name="ListLabel_20_73"><text:span text:style-name="T25">https://towardsdatascience.com/building-a-simple-text-recognizer-in-python-93e453ddb759</text:span></text:a></text:p>
      <text:p text:style-name="Standard"/>
      <text:list xml:id="list15653824783357" text:continue-numbering="true" text:style-name="WWNum9">
        <text:list-item>
          <text:list>
            <text:list-item>
              <text:p text:style-name="P45"><text:bookmark text:name="_1njrcxtecf6g"/>Pregunta entrevista 15</text:p>
            </text:list-item>
          </text:list>
        </text:list-item>
      </text:list>
      <text:p text:style-name="Standard"><text:soft-page-break/>Utilitzant la biblioteca de Python 3 “requests” i basant-se en exemples com</text:p>
      <text:p text:style-name="Standard"><text:a xlink:type="simple" xlink:href="https://pythonizando.com/consumir-una-api-rest-con-python-3-usando-requests/" text:style-name="ListLabel_20_73" text:visited-style-name="ListLabel_20_73"><text:span text:style-name="T25">https://pythonizando.com/consumir-una-api-rest-con-python-3-usando-requests/</text:span></text:a></text:p>
      <text:p text:style-name="Standard">Fes un programa que consumeix l’API de “Rick and Morty” <text:a xlink:type="simple" xlink:href="https://rickandmortyapi.com/" text:style-name="ListLabel_20_73" text:visited-style-name="ListLabel_20_73"><text:span text:style-name="T25">https://rickandmortyapi.com/</text:span></text:a></text:p>
      <text:p text:style-name="Standard">El nostre programa ens permetrà dient una espècie (atribut “specie”), quins personatges són d’eixa espèc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text:span></text:p>
      </style:header>
      <style:footer>
        <text:p text:style-name="MP4"><text:span text:style-name="MT1">Sistemes de gestió empresarial<text:tab/><text:tab/>UD05 - Pà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156" meta:word-count="1867" meta:character-count="11714" meta:non-whitespace-character-count="9971"/>
    <meta:generator>LibreOfficeDev/6.0.5.2$Linux_X86_64 LibreOffice_project/</meta:generator>
  </office:meta>
</office:document-meta>
</file>